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Andale Mono', 'DejaVu Sans Mono', monospace"/>
    <style:font-face style:name="Muli" svg:font-family="Muli, 'Nunito Sans', 'Helvetica Neue', Helvetica, Arial, sans-serif"/>
    <style:font-face style:name="Nunito Sans" svg:font-family="'Nunito Sans'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72c30" style:font-name="Liberation Serif" fo:font-size="9pt" fo:letter-spacing="normal" fo:font-style="normal" fo:font-weight="normal" officeooo:paragraph-rsid="000b9190" style:font-size-asian="9pt" style:font-weight-asian="normal" style:font-size-complex="9pt" style:font-weight-complex="normal"/>
    </style:style>
    <style:style style:name="P2" style:family="paragraph" style:parent-style-name="Text_20_body">
      <style:text-properties fo:font-variant="normal" fo:text-transform="none" fo:color="#272c30" style:font-name="Liberation Serif" fo:font-size="9pt" fo:letter-spacing="normal" fo:font-style="normal" fo:font-weight="normal" officeooo:rsid="0012302f" officeooo:paragraph-rsid="0012302f" style:font-size-asian="9pt" style:font-weight-asian="normal" style:font-size-complex="9pt" style:font-weight-complex="normal"/>
    </style:style>
    <style:style style:name="P3" style:family="paragraph" style:parent-style-name="Text_20_body">
      <style:text-properties fo:font-variant="normal" fo:text-transform="none" fo:color="#272c30" style:font-name="Liberation Serif" fo:font-size="12pt" fo:letter-spacing="normal" fo:font-style="normal" fo:font-weight="normal" officeooo:rsid="0012302f" officeooo:paragraph-rsid="0012302f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00%"/>
      <style:text-properties style:font-name="Muli" fo:font-size="15pt" officeooo:paragraph-rsid="0012302f"/>
    </style:style>
    <style:style style:name="P5" style:family="paragraph" style:parent-style-name="Text_20_body">
      <style:paragraph-properties fo:line-height="100%"/>
      <style:text-properties style:font-name="Liberation Serif" fo:font-size="9pt" officeooo:rsid="0012302f" officeooo:paragraph-rsid="0012302f" style:font-size-asian="9pt" style:font-size-complex="9pt"/>
    </style:style>
    <style:style style:name="P6" style:family="paragraph" style:parent-style-name="Text_20_body">
      <style:paragraph-properties fo:line-height="100%"/>
      <style:text-properties officeooo:paragraph-rsid="0013736d"/>
    </style:style>
    <style:style style:name="P7" style:family="paragraph" style:parent-style-name="Text_20_body">
      <style:paragraph-properties fo:line-height="100%"/>
      <style:text-properties officeooo:paragraph-rsid="001aac71"/>
    </style:style>
    <style:style style:name="P8" style:family="paragraph" style:parent-style-name="Text_20_body">
      <style:paragraph-properties fo:line-height="100%"/>
      <style:text-properties officeooo:rsid="0013736d" officeooo:paragraph-rsid="0013736d"/>
    </style:style>
    <style:style style:name="P9" style:family="paragraph" style:parent-style-name="Text_20_body">
      <style:paragraph-properties fo:line-height="100%"/>
      <style:text-properties officeooo:rsid="0018738e" officeooo:paragraph-rsid="0018738e"/>
    </style:style>
    <style:style style:name="P10" style:family="paragraph" style:parent-style-name="Text_20_body">
      <style:paragraph-properties fo:line-height="100%"/>
      <style:text-properties officeooo:rsid="001aac71" officeooo:paragraph-rsid="001aac71"/>
    </style:style>
    <style:style style:name="P11" style:family="paragraph" style:parent-style-name="Standard">
      <style:text-properties officeooo:paragraph-rsid="000af829"/>
    </style:style>
    <style:style style:name="P12" style:family="paragraph" style:parent-style-name="Standard">
      <style:text-properties style:font-name="Liberation Serif" fo:font-size="12pt" officeooo:paragraph-rsid="000af829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b9190" officeooo:paragraph-rsid="000b9190" style:font-size-asian="12pt" style:font-size-complex="12pt"/>
    </style:style>
    <style:style style:name="P14" style:family="paragraph" style:parent-style-name="Standard">
      <style:text-properties officeooo:paragraph-rsid="000b9190"/>
    </style:style>
    <style:style style:name="P15" style:family="paragraph" style:parent-style-name="Heading_20_1">
      <style:text-properties fo:font-variant="normal" fo:text-transform="none" fo:color="#272c30" style:font-name="Liberation Serif" fo:font-size="12pt" fo:letter-spacing="normal" fo:font-style="normal" fo:font-weight="bold" style:font-size-asian="12pt" style:font-size-complex="12pt"/>
    </style:style>
    <style:style style:name="P16" style:family="paragraph" style:parent-style-name="Heading_20_2">
      <style:text-properties fo:font-variant="normal" fo:text-transform="none" fo:color="#272c30" style:font-name="Liberation Serif" fo:font-size="15pt" fo:letter-spacing="normal" fo:font-style="normal" fo:font-weight="bold" officeooo:paragraph-rsid="000b9190" style:font-size-asian="15pt" style:font-size-complex="15pt"/>
    </style:style>
    <style:style style:name="P17" style:family="paragraph" style:parent-style-name="Heading_20_2">
      <style:paragraph-properties fo:line-height="100%"/>
      <style:text-properties style:font-name="Muli" fo:font-size="15pt" officeooo:rsid="0012302f" officeooo:paragraph-rsid="0012302f" style:font-size-asian="15pt" style:font-size-complex="15pt"/>
    </style:style>
    <style:style style:name="T1" style:family="text">
      <style:text-properties officeooo:rsid="000af829"/>
    </style:style>
    <style:style style:name="T2" style:family="text">
      <style:text-properties fo:font-variant="normal" fo:text-transform="none" fo:color="#272c3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72c30" fo:letter-spacing="normal" fo:font-style="normal" fo:font-weight="normal" officeooo:rsid="000af829" style:font-weight-asian="normal" style:font-weight-complex="normal"/>
    </style:style>
    <style:style style:name="T4" style:family="text">
      <style:text-properties fo:font-variant="normal" fo:text-transform="none" fo:color="#272c30" fo:letter-spacing="normal" fo:font-style="normal" fo:font-weight="normal" officeooo:rsid="000b9190" style:font-weight-asian="normal" style:font-weight-complex="normal"/>
    </style:style>
    <style:style style:name="T5" style:family="text">
      <style:text-properties fo:font-variant="normal" fo:text-transform="none" fo:color="#272c30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72c3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72c30" style:font-name="Liberation Serif" fo:font-size="12pt" fo:letter-spacing="normal" fo:font-style="normal" fo:font-weight="normal" officeooo:rsid="000af82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72c30" style:font-name="Liberation Serif" fo:font-size="12pt" fo:letter-spacing="normal" fo:font-style="normal" fo:font-weight="normal" officeooo:rsid="000af829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272c30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272c30" style:font-name="Liberation Serif" fo:font-size="12pt" fo:letter-spacing="normal" fo:font-style="normal" fo:font-weight="normal" officeooo:rsid="000b9190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272c30" style:font-name="Liberation Serif" fo:font-size="12pt" fo:letter-spacing="normal" fo:font-style="normal" fo:font-weight="normal" officeooo:rsid="0013736d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72c30" style:font-name="Liberation Serif" fo:font-size="12pt" fo:letter-spacing="normal" fo:font-style="normal" fo:font-weight="normal" officeooo:rsid="0013736d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272c3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272c30" style:font-name="Liberation Serif" fo:font-size="12pt" fo:letter-spacing="normal" fo:font-style="normal" fo:font-weight="normal" officeooo:rsid="0013736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272c30" style:font-name="Liberation Serif" fo:font-size="12pt" fo:letter-spacing="normal" fo:font-style="normal" fo:font-weight="normal" officeooo:rsid="0018738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272c30" style:font-name="Liberation Serif" fo:font-size="12pt" fo:letter-spacing="normal" fo:font-style="normal" fo:font-weight="normal" officeooo:rsid="001aac7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72c30" style:font-name="Liberation Serif" fo:font-size="12pt" fo:letter-spacing="normal" fo:font-style="normal" fo:font-weight="normal" officeooo:rsid="0020396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272c3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72c30" style:font-name="Liberation Serif" fo:font-size="12pt" fo:letter-spacing="normal" fo:font-style="normal" fo:font-weight="normal" officeooo:rsid="000b9190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72c30" style:font-name="Liberation Serif" fo:font-size="12pt" fo:letter-spacing="normal" fo:font-style="normal" fo:font-weight="normal" officeooo:rsid="0012302f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72c30" style:font-name="Liberation Serif" fo:font-size="12pt" fo:letter-spacing="normal" fo:font-style="normal" fo:font-weight="normal" officeooo:rsid="0013736d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72c30" style:font-name="Liberation Serif" fo:font-size="12pt" fo:letter-spacing="normal" fo:font-style="normal" fo:font-weight="bold" style:font-size-asian="12pt" style:font-size-complex="12pt" loext:padding="0cm" loext:border="none"/>
    </style:style>
    <style:style style:name="T23" style:family="text">
      <style:text-properties fo:font-variant="normal" fo:text-transform="none" fo:color="#272c30" style:font-name="Liberation Serif" fo:font-size="12pt" fo:letter-spacing="normal" fo:font-style="italic" fo:font-weight="normal" officeooo:rsid="0013736d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272c30" style:font-name="Liberation Serif" fo:font-size="15pt" fo:letter-spacing="normal" fo:font-style="normal" fo:font-weight="normal" officeooo:rsid="0013736d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5a3fd6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26" style:family="text">
      <style:text-properties officeooo:rsid="000b91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 text:c="9"/>Containerize your Laravel Application with Docker Compose</text:h>
      <text:p text:style-name="P12"><text:span text:style-name="T1">1) <text:s/></text:span><text:span text:style-name="T2">Download Laravel to your local machine:</text:span></text:p>
      <text:p text:style-name="P11"><text:span text:style-name="T6"><text:s text:c="13"/>The first step to download the Laravel to your local machine and you can achieve this by downloading the Laravel from it’s </text:span><text:a xlink:type="simple" xlink:href="https://github.com/laravel/laravel" office:target-frame-name="_blank" xlink:show="new" text:style-name="Internet_20_link" text:visited-style-name="Visited_20_Internet_20_Link"><text:span text:style-name="T25">official GitHub repository</text:span></text:a><text:span text:style-name="T6">. If you have git installed then you can use the git clone command or you can directly download it.</text:span></text:p>
      <text:p text:style-name="P11"><text:span text:style-name="T7"><text:s text:c="15"/></text:span><text:span text:style-name="Source_20_Text"><text:span text:style-name="T9">git clone https://github.com/laravel/laravel.git laravelapp</text:span></text:span></text:p>
      <text:p text:style-name="P11"><text:span text:style-name="Source_20_Text"><text:span text:style-name="T9"><text:s text:c="13"/></text:span></text:span><text:span text:style-name="Source_20_Text"><text:span text:style-name="T8">Then go to that that downloaded directory then copy the file <text:s/>.env.example.com to env:</text:span></text:span></text:p>
      <text:p text:style-name="P11"><text:span text:style-name="Source_20_Text"><text:span text:style-name="T8"><text:s text:c="18"/>cp .env.example.com <text:s/>.env </text:span></text:span></text:p>
      <text:p text:style-name="P11"><text:span text:style-name="Source_20_Text"><text:span text:style-name="T8"><text:s text:c="13"/></text:span></text:span><text:span text:style-name="Source_20_Text"><text:span text:style-name="T10">T</text:span></text:span><text:span text:style-name="Source_20_Text"><text:span text:style-name="T8">hen create docker copose file using touch <text:s/>or vi then create a directory with the name of docker </text:span></text:span></text:p>
      <text:p text:style-name="P11"><text:span text:style-name="Source_20_Text"><text:span text:style-name="T8"><text:s text:c="18"/>touch docker-compose.yaml </text:span></text:span></text:p>
      <text:p text:style-name="P14"><text:span text:style-name="Source_20_Text"><text:span text:style-name="T8"><text:s text:c="19"/>mkdir .docker</text:span></text:span></text:p>
      <text:p text:style-name="P14"><text:span text:style-name="Source_20_Text"><text:span text:style-name="T8"><text:s text:c="14"/></text:span></text:span><text:span text:style-name="Source_20_Text"><text:span text:style-name="T10">Then go to docker file <text:s/>and create Dockerfile &amp; vhost.conf </text:span></text:span><text:span text:style-name="Source_20_Text"><text:span text:style-name="T8"><text:s/></text:span></text:span></text:p>
      <text:p text:style-name="P14"><text:span text:style-name="Source_20_Text"><text:span text:style-name="T8"><text:s text:c="24"/></text:span></text:span><text:span text:style-name="Source_20_Text"><text:span text:style-name="T10">touch Dockerfile</text:span></text:span></text:p>
      <text:p text:style-name="P14"><text:span text:style-name="Source_20_Text"><text:span text:style-name="T10"><text:s text:c="24"/>touch vhost.conf</text:span></text:span></text:p>
      <text:p text:style-name="P14"><text:span text:style-name="Source_20_Text"><text:span text:style-name="T10"><text:s text:c="27"/>Always in Dockerfile D should be caps then only docker can able to buld</text:span></text:span></text:p>
      <text:p text:style-name="P12"><text:span text:style-name="T3">2) </text:span><text:span text:style-name="T2">Create Docker Compose File:</text:span></text:p>
      <text:p text:style-name="P11"><text:span text:style-name="T6"><text:s text:c="10"/>Let’s create the </text:span><text:span text:style-name="Source_20_Text"><text:span text:style-name="T9">docker-compose.yml </text:span></text:span><text:span text:style-name="T6">file under our working directory i.e.</text:span><text:span text:style-name="Strong_20_Emphasis"><text:span text:style-name="T22">laravelapp</text:span></text:span><text:span text:style-name="T6">. We required only two services for the basic laravel development setup. So, we are going to </text:span><text:a xlink:type="simple" xlink:href="https://webomnizz.com/containerize-your-laravel-application-with-docker-compose/#create-separate-service-for-php-and-apache-server" text:style-name="Internet_20_link" text:visited-style-name="Visited_20_Internet_20_Link">set up the PHP and Apache</text:a><text:span text:style-name="T25"> </text:span><text:span text:style-name="T6">through </text:span><text:span text:style-name="Source_20_Text"><text:span text:style-name="T9">app </text:span></text:span><text:span text:style-name="T6">service and the </text:span><text:span text:style-name="Source_20_Text"><text:span text:style-name="T9">db </text:span></text:span><text:span text:style-name="T6">service for the </text:span><text:a xlink:type="simple" xlink:href="https://webomnizz.com/containerize-your-laravel-application-with-docker-compose/#create-database-service" text:style-name="Internet_20_link" text:visited-style-name="Visited_20_Internet_20_Link">database setup</text:a><text:span text:style-name="T25"> </text:span><text:span text:style-name="T6">for our Laravel application.</text:span></text:p>
      <text:p text:style-name="P12"><text:span text:style-name="T3"><text:s text:c="10"/></text:span><text:span text:style-name="T2">You can name anything instead of [app] or [db] to the services. But it’s a good practice to give the relevant name</text:span></text:p>
      <text:p text:style-name="P13"><text:span text:style-name="T3">3</text:span><text:span text:style-name="T2">) Now we have to create a docker compose file: compose file which is nothing but creating multiple containers or multiple services with single command with this we can able to run all containers at a time and link the containers using depends_on:</text:span></text:p>
      <text:p text:style-name="P13"><text:span text:style-name="T2"><text:s text:c="14"/>Go to laraval app directory which is nothing but our cloned directory</text:span></text:p>
      <text:p text:style-name="P13"><text:span text:style-name="T2"><text:s text:c="19"/>vi docker-compose.yaml </text:span></text:p>
      <text:p text:style-name="P13"><text:span text:style-name="T2">4) In this file add services wt er are going to run and link in my case iam using postgress db and building docker file :</text:span></text:p>
      <text:h text:style-name="P16" text:outline-level="2"><text:bookmark text:name="create-database-service"/><text:span text:style-name="T26">Create Database Service and </text:span><text:bookmark text:name="create-separate-service-for-php-and-apache-server"/>Create Separate Service for PHP and Apache Server</text:h>
      <text:p text:style-name="P1">version: '3.7'</text:p>
      <text:p text:style-name="P1">services:</text:p>
      <text:p text:style-name="P1"><text:s text:c="2"/>db:</text:p>
      <text:p text:style-name="P1"><text:s text:c="4"/>image: postgres</text:p>
      <text:p text:style-name="P1"><text:s text:c="4"/>restart: always</text:p>
      <text:p text:style-name="P1"><text:s text:c="4"/>ports:</text:p>
      <text:p text:style-name="P1"><text:s text:c="6"/>- "5433:5432"</text:p>
      <text:p text:style-name="P1"><text:s text:c="4"/>environment:</text:p>
      <text:p text:style-name="P1"><text:s text:c="6"/>POSTGRES_DB: 'laratest_db'</text:p>
      <text:p text:style-name="P1"><text:s text:c="6"/>POSTGRES_USER: 'postgres'</text:p>
      <text:p text:style-name="P1"><text:s text:c="6"/>POSTGRES_PASSWORD: 'postgres'</text:p>
      <text:p text:style-name="P1"><text:soft-page-break/><text:s text:c="4"/>volumes:</text:p>
      <text:p text:style-name="P1"><text:s text:c="6"/>- ./db:/var/lib/postgres</text:p>
      <text:p text:style-name="P1"><text:s text:c="2"/>app:</text:p>
      <text:p text:style-name="P1"><text:s text:c="4"/>build:</text:p>
      <text:p text:style-name="P1"><text:s text:c="6"/>context: .</text:p>
      <text:p text:style-name="P1"><text:s text:c="6"/>dockerfile: .docker/Dockerfile</text:p>
      <text:p text:style-name="P1"><text:s text:c="4"/>image: 'laravelapp'</text:p>
      <text:p text:style-name="P1"><text:s text:c="4"/>ports:</text:p>
      <text:p text:style-name="P1"><text:s text:c="6"/>- 8080:80</text:p>
      <text:p text:style-name="P1"><text:s text:c="4"/>volumes:</text:p>
      <text:p text:style-name="P1"><text:s text:c="6"/>- ./:/var/www/html</text:p>
      <text:p text:style-name="P3">5) <text:s/>Then <text:s/>go to .docker directory in that go to Dockerfile and past this:</text:p>
      <text:p text:style-name="P3"><text:s text:c="17"/>cd .docker</text:p>
      <text:p text:style-name="P3"><text:s text:c="17"/>vi Dockerfile <text:s text:c="3"/>copy this and <text:s/>save the file </text:p>
      <text:p text:style-name="P2">FROM php:7.4.1-apache</text:p>
      <text:p text:style-name="P2"/>
      <text:p text:style-name="P2">USER root</text:p>
      <text:p text:style-name="P2"/>
      <text:p text:style-name="P2">WORKDIR /var/www/html</text:p>
      <text:p text:style-name="P2"/>
      <text:p text:style-name="P2">RUN apt-get update &amp;&amp; apt-get install -y \</text:p>
      <text:p text:style-name="P2"><text:s text:c="8"/>libpng-dev \</text:p>
      <text:p text:style-name="P2"><text:s text:c="8"/>zlib1g-dev \</text:p>
      <text:p text:style-name="P2"><text:s text:c="8"/>libxml2-dev \</text:p>
      <text:p text:style-name="P2"><text:s text:c="8"/>libzip-dev \</text:p>
      <text:p text:style-name="P2"><text:s text:c="8"/>libonig-dev \</text:p>
      <text:p text:style-name="P2"><text:s text:c="8"/>libpq-dev \ <text:s text:c="5"/># iwhich <text:s/>is used for postgres</text:p>
      <text:p text:style-name="P2"><text:s text:c="8"/>zip \</text:p>
      <text:p text:style-name="P2"><text:s text:c="8"/>curl \</text:p>
      <text:p text:style-name="P2"><text:s text:c="8"/>unzip \</text:p>
      <text:p text:style-name="P2"><text:s text:c="4"/>&amp;&amp; docker-php-ext-configure gd \</text:p>
      <text:p text:style-name="P2"><text:s text:c="4"/>&amp;&amp; docker-php-ext-install -j$(nproc) gd \</text:p>
      <text:p text:style-name="P2"><text:s text:c="4"/>&amp;&amp; docker-php-ext-configure pgsql -with-pgsql=/usr/local/pgsql \</text:p>
      <text:p text:style-name="P2"><text:s text:c="4"/>&amp;&amp; docker-php-ext-install pdo pdo_pgsql pgsql \</text:p>
      <text:p text:style-name="P2"><text:s text:c="4"/>&amp;&amp; docker-php-ext-install zip \</text:p>
      <text:p text:style-name="P2"><text:soft-page-break/><text:s text:c="4"/>&amp;&amp; docker-php-source delete</text:p>
      <text:p text:style-name="P2"/>
      <text:p text:style-name="P2">COPY .docker/vhost.conf /etc/apache2/sites-available/000-default.conf</text:p>
      <text:p text:style-name="P2"/>
      <text:p text:style-name="P2">RUN curl -sS https://getcomposer.org/installer | php -- --install-dir=/usr/local/bin --filename=composer</text:p>
      <text:p text:style-name="P2"/>
      <text:p text:style-name="P2">RUN chown -R www-data:www-data /var/www/html \</text:p>
      <text:p text:style-name="P2"><text:s text:c="4"/>&amp;&amp; a2enmod rewrite</text:p>
      <text:p text:style-name="P5"><text:span text:style-name="T5"><text:s text:c="16"/></text:span></text:p>
      <text:p text:style-name="P5"><text:span text:style-name="T5">6) Then go to vhost.conf copy this and save the file:</text:span></text:p>
      <text:p text:style-name="P5"><text:span text:style-name="T5"><text:s text:c="18"/>vi vhost.conf </text:span></text:p>
      <text:p text:style-name="P5"><text:span text:style-name="T4">&lt;VirtualHost *:80&gt;</text:span></text:p>
      <text:p text:style-name="P5"><text:span text:style-name="T4"><text:s text:c="4"/>DocumentRoot /var/www/html/public</text:span></text:p>
      <text:p text:style-name="P5"><text:span text:style-name="T4"/></text:p>
      <text:p text:style-name="P5"><text:span text:style-name="T4"><text:s text:c="4"/>&lt;Directory "/var/www/html"&gt;</text:span></text:p>
      <text:p text:style-name="P5"><text:span text:style-name="T4"><text:s text:c="8"/>AllowOverride all</text:span></text:p>
      <text:p text:style-name="P5"><text:span text:style-name="T4"><text:s text:c="8"/>Require all granted</text:span></text:p>
      <text:p text:style-name="P5"><text:span text:style-name="T4"><text:s text:c="4"/>&lt;/Directory&gt;</text:span></text:p>
      <text:p text:style-name="P5"><text:span text:style-name="T4"/></text:p>
      <text:p text:style-name="P5"><text:span text:style-name="T4"><text:s text:c="4"/>ErrorLog ${APACHE_LOG_DIR}/error.log</text:span></text:p>
      <text:p text:style-name="P5"><text:span text:style-name="T4"><text:s text:c="4"/>CustomLog ${APACHE_LOG_DIR}/access.log combined</text:span></text:p>
      <text:p text:style-name="P5"><text:span text:style-name="T4">&lt;/VirtualHost&gt;</text:span></text:p>
      <text:p text:style-name="P5"><text:span text:style-name="T4"/></text:p>
      <text:h text:style-name="P17" text:outline-level="2"><text:span text:style-name="T4">Start Laravel Application with Docker Compose:</text:span></text:h>
      <text:p text:style-name="P4"><text:span text:style-name="T19">1</text:span><text:span text:style-name="T20">) <text:s text:c="2"/></text:span><text:span text:style-name="T18">Now its time to start our Laravel application. Go to the terminal and navigate the laravelapp ( as per this article ) directory and run the given command.</text:span></text:p>
      <text:p text:style-name="P4"><text:span text:style-name="T20"><text:s text:c="21"/>docker-compose <text:s/>up -d </text:span></text:p>
      <text:p text:style-name="P4"><text:span text:style-name="T20"><text:s text:c="9"/>To run this command you have to be on same directory where we had created docker-compose.yml</text:span></text:p>
      <text:p text:style-name="P6"><text:span text:style-name="T20">2</text:span><text:span text:style-name="T21">)</text:span><text:span text:style-name="T11"> <text:s text:c="3"/></text:span><text:span text:style-name="T6">The given command starts the docker on detachable mode as the </text:span><text:span text:style-name="Source_20_Text"><text:span text:style-name="T9">-d</text:span></text:span><text:span text:style-name="T6"> option. It will take some time at very first time because the docker first checks for the existing images and it will download the images in case not found in local machine.</text:span></text:p>
      <text:p text:style-name="P6"><text:span text:style-name="T6"><text:s text:c="7"/></text:span><text:span text:style-name="T11">Next  check the running Container ID to login to the host machine. And you need to run the </text:span><text:span text:style-name="Source_20_Text"><text:span text:style-name="T12">docker ps</text:span></text:span><text:span text:style-name="T11"> command to check all the running containers</text:span><text:span text:style-name="T24">.</text:span></text:p>
      <text:p text:style-name="P6"><text:span text:style-name="T11">* <text:s/>Docker ps -a</text:span></text:p>
      <text:p text:style-name="P6"><text:span text:style-name="T11"/></text:p>
      <text:p text:style-name="P6"><text:soft-page-break/><text:span text:style-name="T11">3) </text:span><text:span text:style-name="T6">Now time to access the hosting machine through the container id i.e. 83ad4ef2b5dc as per the screenshot and it should be different if you check in your local machine.</text:span></text:p>
      <text:p text:style-name="P6"><text:span text:style-name="T11"><text:s text:c="24"/>* docker exec -it contID /</text:span><text:span text:style-name="T23">bin/</text:span><text:span text:style-name="T14">banh</text:span></text:p>
      <text:p text:style-name="P6"><text:span text:style-name="T14"><text:s text:c="9"/>exex: exective</text:span></text:p>
      <text:p text:style-name="P6"><text:span text:style-name="T14"><text:s text:c="9"/>-it <text:s text:c="4"/>: <text:s/>inerative terminal</text:span></text:p>
      <text:p text:style-name="P6"><text:span text:style-name="T14"><text:s text:c="9"/>contID: container id or container name to whick container do u want to go inside </text:span></text:p>
      <text:p text:style-name="P6"><text:span text:style-name="T14"><text:s text:c="9"/>bin/bash: to execute bash commands</text:span></text:p>
      <text:p text:style-name="P8"><text:span text:style-name="T13">4) Now we had created 2 container using docker-compose so in that do to laraval app contaier using above command in that container <text:s/></text:span><text:span text:style-name="T15"><text:s/>enter this command which is used to download dependences:</text:span></text:p>
      <text:p text:style-name="P8"><text:span text:style-name="T15"><text:s text:c="17"/>apt update -y</text:span></text:p>
      <text:p text:style-name="P8"><text:span text:style-name="T15"><text:s text:c="17"/>composer install</text:span></text:p>
      <text:p text:style-name="P8"><text:span text:style-name="T15"><text:s text:c="17"/>php artisan migrate </text:span></text:p>
      <text:p text:style-name="P9"><text:span text:style-name="T13">5) For php artisan migrate if u get db connection susecss than you are in correct if u get db user db host wrong tn u have to configer correctly in .env file :</text:span></text:p>
      <text:p text:style-name="P9"><text:span text:style-name="T13"><text:s text:c="12"/>exit from container use exit or clt+pq</text:span></text:p>
      <text:p text:style-name="P9"><text:span text:style-name="T13">6) Go to .env file and database connection to your required manner <text:s/></text:span><text:span text:style-name="T17">in db section it will b in our cloned directory only</text:span><text:span text:style-name="T13">:</text:span></text:p>
      <text:p text:style-name="P9"><text:span text:style-name="T13"><text:s text:c="15"/>vi .env</text:span></text:p>
      <text:p text:style-name="P9"><text:span text:style-name="T13">POSTGRES_CONNECTION=postgres</text:span></text:p>
      <text:p text:style-name="P9"><text:span text:style-name="T13">POSTGRES_HOST=db</text:span></text:p>
      <text:p text:style-name="P9"><text:span text:style-name="T13">POSTGRES_PORT=5432</text:span></text:p>
      <text:p text:style-name="P9"><text:span text:style-name="T13">POSTGRES_DB=laratest_db</text:span></text:p>
      <text:p text:style-name="P9"><text:span text:style-name="T13">POSTGRES_USER=postgres</text:span></text:p>
      <text:p text:style-name="P9"><text:span text:style-name="T13">POSTGRES_PASSWORD=postgres</text:span></text:p>
      <text:p text:style-name="P9"><text:span text:style-name="T13"><text:s text:c="13"/>This is according to my request <text:s/>and save the file </text:span></text:p>
      <text:p text:style-name="P9"><text:span text:style-name="T13"/></text:p>
      <text:p text:style-name="P10"><text:span text:style-name="T13">NOTE: <text:s text:c="2"/>To Better understand go through this link:</text:span></text:p>
      <text:p text:style-name="P7"><text:span text:style-name="T16"><text:s text:c="20"/></text:span><text:a xlink:type="simple" xlink:href="https://webomnizz.com/containerize-your-laravel-application-with-docker-compose/#create-separate-service-for-php-and-apache-server" text:style-name="Internet_20_link" text:visited-style-name="Visited_20_Internet_20_Link"><text:span text:style-name="T13">https://webomnizz.com/containerize-your-laravel-application-with-docker-compose/#create-separate-service-for-php-and-apache-server</text:span></text:a></text:p>
      <text:p text:style-name="P7"><text:span text:style-name="T16"><text:s text:c="16"/>To get real time experiance go to link which is in youtube :</text:span></text:p>
      <text:p text:style-name="P7"><text:span text:style-name="T16"><text:s text:c="19"/></text:span><text:a xlink:type="simple" xlink:href="https://www.youtube.com/watch?v=Ra1CetTcSeo&amp;feature=emb_logo" text:style-name="Internet_20_link" text:visited-style-name="Visited_20_Internet_20_Link">https://www.youtube.com/watch?v=Ra1CetTcSeo&amp;feature=emb_logo</text:a></text:p>
      <text:p text:style-name="P7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Andale Mono', 'DejaVu Sans Mono', monospace"/>
    <style:font-face style:name="Muli" svg:font-family="Muli, 'Nunito Sans', 'Helvetica Neue', Helvetica, Arial, sans-serif"/>
    <style:font-face style:name="Nunito Sans" svg:font-family="'Nunito Sans'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8:24:38.579885337</meta:creation-date>
    <dc:date>2020-11-02T19:27:15.363195493</dc:date>
    <meta:editing-duration>PT16M2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113" meta:word-count="813" meta:character-count="6152" meta:non-whitespace-character-count="4604"/>
  </office:meta>
</office:document-meta>
</file>